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7e9" officeooo:paragraph-rsid="000d67e9"/>
    </style:style>
    <style:style style:name="P2" style:family="paragraph" style:parent-style-name="Standard">
      <style:text-properties officeooo:rsid="000e560d" officeooo:paragraph-rsid="000e560d"/>
    </style:style>
    <style:style style:name="P3" style:family="paragraph" style:parent-style-name="Standard">
      <style:text-properties officeooo:rsid="000e77ff" officeooo:paragraph-rsid="000e77ff"/>
    </style:style>
    <style:style style:name="P4" style:family="paragraph" style:parent-style-name="Standard">
      <style:text-properties officeooo:rsid="00104b49" officeooo:paragraph-rsid="00104b49"/>
    </style:style>
    <style:style style:name="T1" style:family="text">
      <style:text-properties officeooo:rsid="00123315"/>
    </style:style>
    <style:style style:name="T2" style:family="text">
      <style:text-properties officeooo:rsid="00130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lking Skeleton ou Tracer Bullets</text:p>
      <text:p text:style-name="P1"/>
      <text:p text:style-name="P2">Estamos prontos para iniciar a implementação de um novo projeto. <text:span text:style-name="T1">O impulso pode ser começar pela</text:span> implementando uma classe de teste para alguma funcionalidade. <text:span text:style-name="T2">Logo p</text:span>ercebemos que nossa solução necessita conversar com alguns agentes externos como banco de dados, serviços rests e etc. Então criamos uma list<text:span text:style-name="T2">a</text:span> de TODO<text:span text:style-name="T2">s</text:span> e nos valemos de objetos <text:span text:style-name="T2">dublês</text:span> (double objcts) provavelmente stubs para suprir a necessidade de comunicação com estes agentes.</text:p>
      <text:p text:style-name="P2"/>
      <text:p text:style-name="P3">Quando estamos nos aproximando da dead-line, já com as classes de negócio com seus respectivos testes prontos, vemos que é a hora de resolver nossa lista de TODO<text:span text:style-name="T2">s</text:span>.</text:p>
      <text:p text:style-name="P3"/>
      <text:p text:style-name="P4"><text:span text:style-name="T2">N</text:span>esse momento muitos problemas como acesso a serviços não finalizados, dificuldades de conexão e outros imprevistos surgem. Percebemos que não <text:span text:style-name="T2">haverá</text:span> tempo <text:span text:style-name="T2">hábil para resolver todos essas questõe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7:27:11.832000000</meta:creation-date>
    <dc:date>2015-03-13T08:33:24.051000000</dc:date>
    <meta:editing-duration>PT15H4M39S</meta:editing-duration>
    <meta:editing-cycles>6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4" meta:word-count="129" meta:character-count="838" meta:non-whitespace-character-count="713"/>
  </office:meta>
</office:document-meta>
</file>